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Arial" fo:language="en" fo:country="US" officeooo:rsid="002d246d" officeooo:paragraph-rsid="002d246d"/>
    </style:style>
    <style:style style:name="T1" style:family="text">
      <style:text-properties officeooo:rsid="002b625c"/>
    </style:style>
    <style:style style:name="T2" style:family="text">
      <style:text-properties officeooo:rsid="002d246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construction of units to distribute in places where there are people who can not pay, will be done with the profits of units distributed in rich countries.</text:p>
      <text:p text:style-name="P1">The units in rich countries will charge about 3 euros dose. Thus it is expected that each unit be paid in about 4 months.</text:p>
      <text:p text:style-name="P1">As you can see, the investment ratio is very good.</text:p>
      <text:p text:style-name="P1">The income of each machine in rich countries is for the construction of 3 new machines a year to don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54:22.010322785</meta:creation-date>
    <dc:date>2016-09-21T13:37:05.992769537</dc:date>
    <meta:editing-duration>PT3H40M57S</meta:editing-duration>
    <meta:editing-cycles>11</meta:editing-cycles>
    <meta:generator>LibreOffice/5.2.1.2$Linux_X86_64 LibreOffice_project/20m0$Build-2</meta:generator>
    <meta:document-statistic meta:table-count="0" meta:image-count="0" meta:object-count="0" meta:page-count="1" meta:paragraph-count="4" meta:word-count="82" meta:character-count="434" meta:non-whitespace-character-count="356"/>
  </office:meta>
</office:document-meta>
</file>